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9cm" fo:min-width="1.0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895cm" fo:min-width="4.374cm" draw:shadow-opacity="0%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7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4.3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9cm" svg:height="2.205cm" svg:x="2.139cm" svg:y="12.83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4.448cm" svg:y1="10.338cm" svg:x2="4.716cm" svg:y2="9.893cm">
            <text:p/>
          </draw:line>
          <draw:line draw:style-name="gr2" draw:text-style-name="P2" draw:layer="layout" svg:x1="5.274cm" svg:y1="10.799cm" svg:x2="4.711cm" svg:y2="9.894cm">
            <text:p/>
          </draw:line>
          <draw:line draw:style-name="gr2" draw:text-style-name="P2" draw:layer="layout" svg:x1="6.378cm" svg:y1="10.85cm" svg:x2="6.941cm" svg:y2="9.945cm">
            <text:p/>
          </draw:line>
          <draw:line draw:style-name="gr2" draw:text-style-name="P2" draw:layer="layout" svg:x1="5.247cm" svg:y1="10.82cm" svg:x2="5.81cm" svg:y2="9.915cm">
            <text:p/>
          </draw:line>
          <draw:line draw:style-name="gr2" draw:text-style-name="P2" draw:layer="layout" svg:x1="6.401cm" svg:y1="10.844cm" svg:x2="5.838cm" svg:y2="9.939cm">
            <text:p/>
          </draw:line>
          <draw:line draw:style-name="gr2" draw:text-style-name="P2" draw:layer="layout" svg:x1="7.518cm" svg:y1="10.845cm" svg:x2="6.955cm" svg:y2="9.94cm">
            <text:p/>
          </draw:line>
          <draw:line draw:style-name="gr2" draw:text-style-name="P2" draw:layer="layout" svg:x1="7.508cm" svg:y1="10.801cm" svg:x2="7.776cm" svg:y2="10.356cm">
            <text:p/>
          </draw:line>
        </draw:g>
        <draw:line draw:style-name="gr3" draw:text-style-name="P3" draw:layer="layout" svg:x1="3.14cm" svg:y1="10.371cm" svg:x2="3.14cm" svg:y2="12.883cm">
          <text:p/>
        </draw:line>
        <draw:line draw:style-name="gr3" draw:text-style-name="P3" draw:layer="layout" svg:x1="3.14cm" svg:y1="10.371cm" svg:x2="4.448cm" svg:y2="10.371cm">
          <text:p/>
        </draw:line>
        <draw:line draw:style-name="gr3" draw:text-style-name="P3" draw:layer="layout" svg:x1="7.776cm" svg:y1="10.371cm" svg:x2="9.084cm" svg:y2="10.371cm">
          <text:p/>
        </draw:line>
        <draw:g>
          <draw:line draw:style-name="gr2" draw:text-style-name="P2" draw:layer="layout" svg:x1="9.417cm" svg:y1="11.568cm" svg:x2="9.417cm" svg:y2="9.156cm">
            <text:p/>
          </draw:line>
          <draw:line draw:style-name="gr2" draw:text-style-name="P2" draw:layer="layout" svg:x1="9.417cm" svg:y1="11.568cm" svg:x2="9.417cm" svg:y2="9.156cm">
            <text:p/>
          </draw:line>
          <draw:line draw:style-name="gr2" draw:text-style-name="P2" draw:layer="layout" svg:x1="10.488cm" svg:y1="11.568cm" svg:x2="10.488cm" svg:y2="9.156cm">
            <text:p/>
          </draw:line>
          <draw:line draw:style-name="gr2" draw:text-style-name="P2" draw:layer="layout" svg:x1="11.937cm" svg:y1="10.38cm" svg:x2="10.483cm" svg:y2="10.361cm">
            <text:p/>
          </draw:line>
          <draw:line draw:style-name="gr2" draw:text-style-name="P2" draw:layer="layout" svg:x1="9.44cm" svg:y1="10.38cm" svg:x2="7.986cm" svg:y2="10.361cm">
            <text:p/>
          </draw:line>
        </draw:g>
        <draw:g>
          <draw:line draw:style-name="gr2" draw:text-style-name="P2" draw:layer="layout" svg:x1="12.672cm" svg:y1="7.859cm" svg:x2="12.175cm" svg:y2="7.58cm">
            <text:p/>
          </draw:line>
          <draw:line draw:style-name="gr2" draw:text-style-name="P2" draw:layer="layout" svg:x1="13.188cm" svg:y1="6.998cm" svg:x2="12.176cm" svg:y2="7.585cm">
            <text:p/>
          </draw:line>
          <draw:line draw:style-name="gr2" draw:text-style-name="P2" draw:layer="layout" svg:x1="13.245cm" svg:y1="5.847cm" svg:x2="12.233cm" svg:y2="5.26cm">
            <text:p/>
          </draw:line>
          <draw:line draw:style-name="gr2" draw:text-style-name="P2" draw:layer="layout" svg:x1="13.212cm" svg:y1="7.026cm" svg:x2="12.2cm" svg:y2="6.439cm">
            <text:p/>
          </draw:line>
          <draw:line draw:style-name="gr2" draw:text-style-name="P2" draw:layer="layout" svg:x1="13.239cm" svg:y1="5.823cm" svg:x2="12.227cm" svg:y2="6.41cm">
            <text:p/>
          </draw:line>
          <draw:line draw:style-name="gr2" draw:text-style-name="P2" draw:layer="layout" svg:x1="13.24cm" svg:y1="4.658cm" svg:x2="12.228cm" svg:y2="5.245cm">
            <text:p/>
          </draw:line>
          <draw:line draw:style-name="gr2" draw:text-style-name="P2" draw:layer="layout" svg:x1="13.19cm" svg:y1="4.668cm" svg:x2="12.693cm" svg:y2="4.389cm">
            <text:p/>
          </draw:line>
        </draw:g>
        <draw:g>
          <draw:line draw:style-name="gr2" draw:text-style-name="P2" draw:layer="layout" svg:x1="12.617cm" svg:y1="16.114cm" svg:x2="12.175cm" svg:y2="15.844cm">
            <text:p/>
          </draw:line>
          <draw:line draw:style-name="gr2" draw:text-style-name="P2" draw:layer="layout" svg:x1="13.075cm" svg:y1="15.283cm" svg:x2="12.176cm" svg:y2="15.85cm">
            <text:p/>
          </draw:line>
          <draw:line draw:style-name="gr2" draw:text-style-name="P2" draw:layer="layout" svg:x1="13.126cm" svg:y1="14.172cm" svg:x2="12.227cm" svg:y2="13.605cm">
            <text:p/>
          </draw:line>
          <draw:line draw:style-name="gr2" draw:text-style-name="P2" draw:layer="layout" svg:x1="13.096cm" svg:y1="15.31cm" svg:x2="12.197cm" svg:y2="14.743cm">
            <text:p/>
          </draw:line>
          <draw:line draw:style-name="gr2" draw:text-style-name="P2" draw:layer="layout" svg:x1="13.12cm" svg:y1="14.148cm" svg:x2="12.221cm" svg:y2="14.715cm">
            <text:p/>
          </draw:line>
          <draw:line draw:style-name="gr2" draw:text-style-name="P2" draw:layer="layout" svg:x1="13.121cm" svg:y1="13.024cm" svg:x2="12.222cm" svg:y2="13.591cm">
            <text:p/>
          </draw:line>
          <draw:line draw:style-name="gr2" draw:text-style-name="P2" draw:layer="layout" svg:x1="13.077cm" svg:y1="13.034cm" svg:x2="12.635cm" svg:y2="12.764cm">
            <text:p/>
          </draw:line>
        </draw:g>
        <draw:line draw:style-name="gr3" draw:text-style-name="P3" draw:layer="layout" svg:x1="12.651cm" svg:y1="7.739cm" svg:x2="12.651cm" svg:y2="12.764cm">
          <text:p/>
        </draw:line>
        <draw:line draw:style-name="gr3" draw:text-style-name="P3" draw:layer="layout" svg:x1="11.581cm" svg:y1="10.371cm" svg:x2="12.651cm" svg:y2="10.371cm">
          <text:p/>
        </draw:line>
        <draw:g>
          <draw:custom-shape draw:style-name="gr4" draw:text-style-name="P4" draw:layer="layout" svg:width="4.874cm" svg:height="5.145cm" svg:x="12.651cm" svg:y="7.73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2" draw:layer="layout" svg:x1="13.869cm" svg:y1="9.095cm" svg:x2="13.869cm" svg:y2="11.596cm">
                <text:p/>
              </draw:line>
              <draw:line draw:style-name="gr5" draw:text-style-name="P2" draw:layer="layout" svg:x1="15.121cm" svg:y1="9.061cm" svg:x2="13.869cm" svg:y2="9.721cm">
                <text:p/>
              </draw:line>
              <draw:line draw:style-name="gr6" draw:text-style-name="P2" draw:layer="layout" svg:x1="15.121cm" svg:y1="11.617cm" svg:x2="13.869cm" svg:y2="10.957cm">
                <text:p/>
              </draw:line>
              <draw:line draw:style-name="gr5" draw:text-style-name="P2" draw:layer="layout" svg:x1="15.087cm" svg:y1="7.81cm" svg:x2="15.087cm" svg:y2="9.061cm">
                <text:p/>
              </draw:line>
              <draw:line draw:style-name="gr5" draw:text-style-name="P2" draw:layer="layout" svg:x1="15.087cm" svg:y1="11.602cm" svg:x2="15.087cm" svg:y2="12.853cm">
                <text:p/>
              </draw:line>
              <draw:line draw:style-name="gr5" draw:text-style-name="P2" draw:layer="layout" svg:x1="12.651cm" svg:y1="10.376cm" svg:x2="13.835cm" svg:y2="10.376cm">
                <text:p/>
              </draw:line>
            </draw:g>
          </draw:g>
        </draw:g>
        <draw:g>
          <draw:line draw:style-name="gr2" draw:text-style-name="P2" draw:layer="layout" svg:x1="14.995cm" svg:y1="16.234cm" svg:x2="14.553cm" svg:y2="15.964cm">
            <text:p/>
          </draw:line>
          <draw:line draw:style-name="gr2" draw:text-style-name="P2" draw:layer="layout" svg:x1="15.453cm" svg:y1="15.402cm" svg:x2="14.554cm" svg:y2="15.969cm">
            <text:p/>
          </draw:line>
          <draw:line draw:style-name="gr2" draw:text-style-name="P2" draw:layer="layout" svg:x1="15.503cm" svg:y1="14.291cm" svg:x2="14.604cm" svg:y2="13.724cm">
            <text:p/>
          </draw:line>
          <draw:line draw:style-name="gr2" draw:text-style-name="P2" draw:layer="layout" svg:x1="15.474cm" svg:y1="15.43cm" svg:x2="14.575cm" svg:y2="14.863cm">
            <text:p/>
          </draw:line>
          <draw:line draw:style-name="gr2" draw:text-style-name="P2" draw:layer="layout" svg:x1="15.498cm" svg:y1="14.268cm" svg:x2="14.599cm" svg:y2="14.835cm">
            <text:p/>
          </draw:line>
          <draw:line draw:style-name="gr2" draw:text-style-name="P2" draw:layer="layout" svg:x1="15.499cm" svg:y1="13.143cm" svg:x2="14.6cm" svg:y2="13.71cm">
            <text:p/>
          </draw:line>
          <draw:line draw:style-name="gr2" draw:text-style-name="P2" draw:layer="layout" svg:x1="15.455cm" svg:y1="13.154cm" svg:x2="15.013cm" svg:y2="12.884cm">
            <text:p/>
          </draw:line>
        </draw:g>
        <draw:line draw:style-name="gr3" draw:text-style-name="P3" draw:layer="layout" svg:x1="12.651cm" svg:y1="16.114cm" svg:x2="12.651cm" svg:y2="17.55cm">
          <text:p/>
        </draw:line>
        <draw:line draw:style-name="gr3" draw:text-style-name="P3" draw:layer="layout" svg:x1="15.028cm" svg:y1="16.234cm" svg:x2="15.028cm" svg:y2="17.55cm">
          <text:p/>
        </draw:line>
        <draw:line draw:style-name="gr3" draw:text-style-name="P3" draw:layer="layout" svg:x1="3.14cm" svg:y1="15.037cm" svg:x2="3.14cm" svg:y2="17.549cm">
          <text:p/>
        </draw:line>
        <draw:line draw:style-name="gr3" draw:text-style-name="P3" draw:layer="layout" svg:x1="3.14cm" svg:y1="17.55cm" svg:x2="25.609cm" svg:y2="17.55cm">
          <text:p/>
        </draw:line>
        <draw:g>
          <draw:line draw:style-name="gr2" draw:text-style-name="P2" draw:layer="layout" svg:x1="18.595cm" svg:y1="15.053cm" svg:x2="16.198cm" svg:y2="15.053cm">
            <text:p/>
          </draw:line>
          <draw:line draw:style-name="gr2" draw:text-style-name="P2" draw:layer="layout" svg:x1="18.595cm" svg:y1="15.053cm" svg:x2="16.198cm" svg:y2="15.053cm">
            <text:p/>
          </draw:line>
          <draw:line draw:style-name="gr2" draw:text-style-name="P2" draw:layer="layout" svg:x1="18.595cm" svg:y1="14.08cm" svg:x2="16.198cm" svg:y2="14.08cm">
            <text:p/>
          </draw:line>
          <draw:line draw:style-name="gr2" draw:text-style-name="P2" draw:layer="layout" svg:x1="17.414cm" svg:y1="12.764cm" svg:x2="17.395cm" svg:y2="14.085cm">
            <text:p/>
          </draw:line>
          <draw:line draw:style-name="gr2" draw:text-style-name="P2" draw:layer="layout" svg:x1="17.414cm" svg:y1="15.033cm" svg:x2="17.395cm" svg:y2="16.354cm">
            <text:p/>
          </draw:line>
        </draw:g>
        <draw:line draw:style-name="gr3" draw:text-style-name="P3" draw:layer="layout" svg:x1="15.147cm" svg:y1="12.764cm" svg:x2="17.406cm" svg:y2="12.764cm">
          <text:p/>
        </draw:line>
        <draw:line draw:style-name="gr3" draw:text-style-name="P3" draw:layer="layout" svg:x1="17.406cm" svg:y1="16.353cm" svg:x2="17.406cm" svg:y2="17.549cm">
          <text:p/>
        </draw:line>
        <draw:line draw:style-name="gr3" draw:text-style-name="P3" draw:layer="layout" svg:x1="12.651cm" svg:y1="3.193cm" svg:x2="12.651cm" svg:y2="4.389cm">
          <text:p/>
        </draw:line>
        <draw:g>
          <draw:line draw:style-name="gr2" draw:text-style-name="P2" draw:layer="layout" svg:x1="15.05cm" svg:y1="7.859cm" svg:x2="14.553cm" svg:y2="7.58cm">
            <text:p/>
          </draw:line>
          <draw:line draw:style-name="gr2" draw:text-style-name="P2" draw:layer="layout" svg:x1="15.566cm" svg:y1="6.998cm" svg:x2="14.554cm" svg:y2="7.585cm">
            <text:p/>
          </draw:line>
          <draw:line draw:style-name="gr2" draw:text-style-name="P2" draw:layer="layout" svg:x1="15.623cm" svg:y1="5.847cm" svg:x2="14.611cm" svg:y2="5.26cm">
            <text:p/>
          </draw:line>
          <draw:line draw:style-name="gr2" draw:text-style-name="P2" draw:layer="layout" svg:x1="15.59cm" svg:y1="7.026cm" svg:x2="14.578cm" svg:y2="6.439cm">
            <text:p/>
          </draw:line>
          <draw:line draw:style-name="gr2" draw:text-style-name="P2" draw:layer="layout" svg:x1="15.617cm" svg:y1="5.823cm" svg:x2="14.605cm" svg:y2="6.41cm">
            <text:p/>
          </draw:line>
          <draw:line draw:style-name="gr2" draw:text-style-name="P2" draw:layer="layout" svg:x1="15.618cm" svg:y1="4.658cm" svg:x2="14.606cm" svg:y2="5.245cm">
            <text:p/>
          </draw:line>
          <draw:line draw:style-name="gr2" draw:text-style-name="P2" draw:layer="layout" svg:x1="15.567cm" svg:y1="4.668cm" svg:x2="15.07cm" svg:y2="4.389cm">
            <text:p/>
          </draw:line>
        </draw:g>
        <draw:line draw:style-name="gr3" draw:text-style-name="P3" draw:layer="layout" svg:x1="15.028cm" svg:y1="3.193cm" svg:x2="15.028cm" svg:y2="4.389cm">
          <text:p/>
        </draw:line>
        <draw:line draw:style-name="gr3" draw:text-style-name="P3" draw:layer="layout" svg:x1="12.651cm" svg:y1="3.193cm" svg:x2="25.728cm" svg:y2="3.193cm">
          <text:p/>
        </draw:line>
        <draw:line draw:style-name="gr3" draw:text-style-name="P3" draw:layer="layout" svg:x1="15.147cm" svg:y1="7.979cm" svg:x2="17.406cm" svg:y2="7.979cm">
          <text:p/>
        </draw:line>
        <draw:line draw:style-name="gr7" draw:text-style-name="P3" draw:layer="layout" svg:x1="17.406cm" svg:y1="10.371cm" svg:x2="18.595cm" svg:y2="10.371cm">
          <text:p/>
        </draw:line>
        <draw:line draw:style-name="gr7" draw:text-style-name="P3" draw:layer="layout" svg:x1="18.595cm" svg:y1="9.175cm" svg:x2="18.595cm" svg:y2="11.568cm">
          <text:p/>
        </draw:line>
        <draw:line draw:style-name="gr7" draw:text-style-name="P3" draw:layer="layout" svg:x1="18.595cm" svg:y1="10.97cm" svg:x2="19.784cm" svg:y2="11.568cm">
          <text:p/>
        </draw:line>
        <draw:line draw:style-name="gr8" draw:text-style-name="P2" draw:layer="layout" svg:x1="19.784cm" svg:y1="9.175cm" svg:x2="18.595cm" svg:y2="9.773cm">
          <text:p/>
        </draw:line>
        <draw:line draw:style-name="gr7" draw:text-style-name="P3" draw:layer="layout" svg:x1="19.784cm" svg:y1="9.175cm" svg:x2="19.784cm" svg:y2="7.859cm">
          <text:p/>
        </draw:line>
        <draw:line draw:style-name="gr7" draw:text-style-name="P3" draw:layer="layout" svg:x1="19.784cm" svg:y1="12.645cm" svg:x2="19.784cm" svg:y2="11.568cm">
          <text:p/>
        </draw:line>
        <draw:g>
          <draw:line draw:style-name="gr2" draw:text-style-name="P2" draw:layer="layout" svg:x1="19.805cm" svg:y1="7.859cm" svg:x2="19.308cm" svg:y2="7.58cm">
            <text:p/>
          </draw:line>
          <draw:line draw:style-name="gr2" draw:text-style-name="P2" draw:layer="layout" svg:x1="20.321cm" svg:y1="6.998cm" svg:x2="19.309cm" svg:y2="7.585cm">
            <text:p/>
          </draw:line>
          <draw:line draw:style-name="gr2" draw:text-style-name="P2" draw:layer="layout" svg:x1="20.378cm" svg:y1="5.847cm" svg:x2="19.366cm" svg:y2="5.26cm">
            <text:p/>
          </draw:line>
          <draw:line draw:style-name="gr2" draw:text-style-name="P2" draw:layer="layout" svg:x1="20.345cm" svg:y1="7.026cm" svg:x2="19.333cm" svg:y2="6.439cm">
            <text:p/>
          </draw:line>
          <draw:line draw:style-name="gr2" draw:text-style-name="P2" draw:layer="layout" svg:x1="20.372cm" svg:y1="5.823cm" svg:x2="19.36cm" svg:y2="6.41cm">
            <text:p/>
          </draw:line>
          <draw:line draw:style-name="gr2" draw:text-style-name="P2" draw:layer="layout" svg:x1="20.373cm" svg:y1="4.658cm" svg:x2="19.361cm" svg:y2="5.245cm">
            <text:p/>
          </draw:line>
          <draw:line draw:style-name="gr2" draw:text-style-name="P2" draw:layer="layout" svg:x1="20.323cm" svg:y1="4.668cm" svg:x2="19.826cm" svg:y2="4.389cm">
            <text:p/>
          </draw:line>
        </draw:g>
        <draw:line draw:style-name="gr3" draw:text-style-name="P3" draw:layer="layout" svg:x1="17.406cm" svg:y1="7.979cm" svg:x2="17.406cm" svg:y2="10.372cm">
          <text:p/>
        </draw:line>
        <draw:line draw:style-name="gr3" draw:text-style-name="P3" draw:layer="layout" svg:x1="19.784cm" svg:y1="3.193cm" svg:x2="19.784cm" svg:y2="4.389cm">
          <text:p/>
        </draw:line>
        <draw:line draw:style-name="gr3" draw:text-style-name="P3" draw:layer="layout" svg:x1="19.784cm" svg:y1="12.645cm" svg:x2="19.784cm" svg:y2="17.55cm">
          <text:p/>
        </draw:line>
        <draw:line draw:style-name="gr3" draw:text-style-name="P3" draw:layer="layout" svg:x1="19.784cm" svg:y1="7.979cm" svg:x2="20.854cm" svg:y2="7.979cm">
          <text:p/>
        </draw:line>
        <draw:g>
          <draw:line draw:style-name="gr2" draw:text-style-name="P2" draw:layer="layout" svg:x1="22.166cm" svg:y1="9.175cm" svg:x2="22.166cm" svg:y2="6.763cm">
            <text:p/>
          </draw:line>
          <draw:line draw:style-name="gr2" draw:text-style-name="P2" draw:layer="layout" svg:x1="22.166cm" svg:y1="9.175cm" svg:x2="22.166cm" svg:y2="6.763cm">
            <text:p/>
          </draw:line>
          <draw:line draw:style-name="gr2" draw:text-style-name="P2" draw:layer="layout" svg:x1="23.237cm" svg:y1="9.175cm" svg:x2="23.237cm" svg:y2="6.763cm">
            <text:p/>
          </draw:line>
          <draw:line draw:style-name="gr2" draw:text-style-name="P2" draw:layer="layout" svg:x1="24.687cm" svg:y1="7.987cm" svg:x2="23.233cm" svg:y2="7.968cm">
            <text:p/>
          </draw:line>
          <draw:line draw:style-name="gr2" draw:text-style-name="P2" draw:layer="layout" svg:x1="22.189cm" svg:y1="7.987cm" svg:x2="20.735cm" svg:y2="7.968cm">
            <text:p/>
          </draw:line>
        </draw:g>
        <draw:line draw:style-name="gr3" draw:text-style-name="P3" draw:layer="layout" svg:x1="24.539cm" svg:y1="7.979cm" svg:x2="25.728cm" svg:y2="7.979cm">
          <text:p/>
        </draw:line>
        <draw:g>
          <draw:line draw:style-name="gr2" draw:text-style-name="P2" draw:layer="layout" svg:x1="25.63cm" svg:y1="14.558cm" svg:x2="25.133cm" svg:y2="14.279cm">
            <text:p/>
          </draw:line>
          <draw:line draw:style-name="gr2" draw:text-style-name="P2" draw:layer="layout" svg:x1="26.146cm" svg:y1="13.698cm" svg:x2="25.134cm" svg:y2="14.285cm">
            <text:p/>
          </draw:line>
          <draw:line draw:style-name="gr2" draw:text-style-name="P2" draw:layer="layout" svg:x1="26.204cm" svg:y1="12.547cm" svg:x2="25.192cm" svg:y2="11.96cm">
            <text:p/>
          </draw:line>
          <draw:line draw:style-name="gr2" draw:text-style-name="P2" draw:layer="layout" svg:x1="26.171cm" svg:y1="13.726cm" svg:x2="25.159cm" svg:y2="13.139cm">
            <text:p/>
          </draw:line>
          <draw:line draw:style-name="gr2" draw:text-style-name="P2" draw:layer="layout" svg:x1="26.198cm" svg:y1="12.523cm" svg:x2="25.186cm" svg:y2="13.11cm">
            <text:p/>
          </draw:line>
          <draw:line draw:style-name="gr2" draw:text-style-name="P2" draw:layer="layout" svg:x1="26.199cm" svg:y1="11.358cm" svg:x2="25.187cm" svg:y2="11.945cm">
            <text:p/>
          </draw:line>
          <draw:line draw:style-name="gr2" draw:text-style-name="P2" draw:layer="layout" svg:x1="26.148cm" svg:y1="11.368cm" svg:x2="25.651cm" svg:y2="11.089cm">
            <text:p/>
          </draw:line>
        </draw:g>
        <draw:line draw:style-name="gr3" draw:text-style-name="P3" draw:layer="layout" svg:x1="25.728cm" svg:y1="7.979cm" svg:x2="25.728cm" svg:y2="11.09cm">
          <text:p/>
        </draw:line>
        <draw:g>
          <draw:line draw:style-name="gr2" draw:text-style-name="P2" draw:layer="layout" svg:x1="19.805cm" svg:y1="7.859cm" svg:x2="19.308cm" svg:y2="7.58cm">
            <text:p/>
          </draw:line>
          <draw:line draw:style-name="gr2" draw:text-style-name="P2" draw:layer="layout" svg:x1="20.321cm" svg:y1="6.998cm" svg:x2="19.309cm" svg:y2="7.585cm">
            <text:p/>
          </draw:line>
          <draw:line draw:style-name="gr2" draw:text-style-name="P2" draw:layer="layout" svg:x1="20.378cm" svg:y1="5.847cm" svg:x2="19.366cm" svg:y2="5.26cm">
            <text:p/>
          </draw:line>
          <draw:line draw:style-name="gr2" draw:text-style-name="P2" draw:layer="layout" svg:x1="20.345cm" svg:y1="7.026cm" svg:x2="19.333cm" svg:y2="6.439cm">
            <text:p/>
          </draw:line>
          <draw:line draw:style-name="gr2" draw:text-style-name="P2" draw:layer="layout" svg:x1="20.372cm" svg:y1="5.823cm" svg:x2="19.36cm" svg:y2="6.41cm">
            <text:p/>
          </draw:line>
          <draw:line draw:style-name="gr2" draw:text-style-name="P2" draw:layer="layout" svg:x1="20.373cm" svg:y1="4.658cm" svg:x2="19.361cm" svg:y2="5.245cm">
            <text:p/>
          </draw:line>
          <draw:line draw:style-name="gr2" draw:text-style-name="P2" draw:layer="layout" svg:x1="20.323cm" svg:y1="4.668cm" svg:x2="19.826cm" svg:y2="4.389cm">
            <text:p/>
          </draw:line>
        </draw:g>
        <draw:line draw:style-name="gr3" draw:text-style-name="P3" draw:layer="layout" svg:x1="25.609cm" svg:y1="14.559cm" svg:x2="25.609cm" svg:y2="17.55cm">
          <text:p/>
        </draw:line>
        <draw:g>
          <draw:line draw:style-name="gr2" draw:text-style-name="P2" draw:layer="layout" svg:x1="6.276cm" svg:y1="18.623cm" svg:x2="3.021cm" svg:y2="18.644cm">
            <text:p/>
          </draw:line>
          <draw:line draw:style-name="gr2" draw:text-style-name="P2" draw:layer="layout" svg:x1="6.278cm" svg:y1="18.611cm" svg:x2="3.023cm" svg:y2="18.632cm">
            <text:p/>
          </draw:line>
          <draw:line draw:style-name="gr2" draw:text-style-name="P2" draw:layer="layout" svg:x1="3.91cm" svg:y1="19.095cm" svg:x2="5.527cm" svg:y2="19.095cm">
            <text:p/>
          </draw:line>
          <draw:line draw:style-name="gr2" draw:text-style-name="P2" draw:layer="layout" svg:x1="4.347cm" svg:y1="19.5cm" svg:x2="5.124cm" svg:y2="19.5cm">
            <text:p/>
          </draw:line>
          <draw:line draw:style-name="gr2" draw:text-style-name="P2" draw:layer="layout" svg:x1="4.691cm" svg:y1="18.594cm" svg:x2="4.704cm" svg:y2="17.55cm">
            <text:p/>
          </draw:line>
        </draw:g>
        <draw:frame draw:style-name="gr9" draw:text-style-name="P5" draw:layer="layout" svg:width="2.14cm" svg:height="2.002cm" svg:x="1cm" svg:y="11.687cm">
          <draw:text-box>
            <text:p>v_in</text:p>
          </draw:text-box>
        </draw:frame>
        <draw:frame draw:style-name="gr9" draw:text-style-name="P5" draw:layer="layout" svg:width="2.14cm" svg:height="2.002cm" svg:x="4.804cm" svg:y="8.696cm">
          <draw:text-box>
            <text:p>Rs</text:p>
          </draw:text-box>
        </draw:frame>
        <draw:frame draw:style-name="gr10" draw:text-style-name="P5" draw:layer="layout" svg:width="2.14cm" svg:height="2.001cm" svg:x="8.133cm" svg:y="8.218cm">
          <draw:text-box>
            <text:p>C1</text:p>
          </draw:text-box>
        </draw:frame>
        <draw:frame draw:style-name="gr9" draw:text-style-name="P5" draw:layer="layout" svg:width="2.14cm" svg:height="2.002cm" svg:x="10.748cm" svg:y="4.302cm">
          <draw:text-box>
            <text:p>R1</text:p>
          </draw:text-box>
        </draw:frame>
        <draw:frame draw:style-name="gr9" draw:text-style-name="P5" draw:layer="layout" svg:width="2.14cm" svg:height="2.002cm" svg:x="10.748cm" svg:y="13.482cm">
          <draw:text-box>
            <text:p>R2</text:p>
          </draw:text-box>
        </draw:frame>
        <draw:frame draw:style-name="gr10" draw:text-style-name="P5" draw:layer="layout" svg:width="2.14cm" svg:height="2.001cm" svg:x="15.504cm" svg:y="4.629cm">
          <draw:text-box>
            <text:p>Rc</text:p>
          </draw:text-box>
        </draw:frame>
        <draw:frame draw:style-name="gr9" draw:text-style-name="P5" draw:layer="layout" svg:width="2.14cm" svg:height="2.002cm" svg:x="13.483cm" svg:y="14.798cm">
          <draw:text-box>
            <text:p>Re</text:p>
          </draw:text-box>
        </draw:frame>
        <draw:frame draw:style-name="gr10" draw:text-style-name="P5" draw:layer="layout" svg:width="2.14cm" svg:height="2.001cm" svg:x="17.525cm" svg:y="12.884cm">
          <draw:text-box>
            <text:p>Cb</text:p>
          </draw:text-box>
        </draw:frame>
        <draw:frame draw:style-name="gr9" draw:text-style-name="P5" draw:layer="layout" svg:width="2.378cm" svg:height="2.002cm" svg:x="20.14cm" svg:y="4.509cm">
          <draw:text-box>
            <text:p>Rout</text:p>
          </draw:text-box>
        </draw:frame>
        <draw:frame draw:style-name="gr9" draw:text-style-name="P5" draw:layer="layout" svg:width="2.14cm" svg:height="2.002cm" svg:x="23.35cm" svg:y="6.662cm">
          <draw:text-box>
            <text:p>Co</text:p>
          </draw:text-box>
        </draw:frame>
        <draw:frame draw:style-name="gr10" draw:text-style-name="P5" draw:layer="layout" svg:width="2.14cm" svg:height="2.001cm" svg:x="23.826cm" svg:y="11.002cm">
          <draw:text-box>
            <text:p>RL</text:p>
          </draw:text-box>
        </draw:frame>
        <draw:frame draw:style-name="gr9" draw:text-style-name="P5" draw:layer="layout" svg:width="2.378cm" svg:height="2.002cm" svg:x="25.609cm" svg:y="2.627cm">
          <draw:text-box>
            <text:p>+12V</text:p>
          </draw:text-box>
        </draw:frame>
        <draw:frame draw:style-name="gr11" draw:text-style-name="P5" draw:layer="layout" svg:width="2.615cm" svg:height="4.553cm" svg:x="26.085cm" svg:y="10.763cm">
          <draw:text-box>
            <text:p>+</text:p>
            <text:p/>
            <text:p>V_out</text:p>
            <text:p/>
            <text:p>-</text:p>
          </draw:text-box>
        </draw:frame>
        <draw:frame draw:style-name="gr9" draw:text-style-name="P5" draw:layer="layout" svg:width="2.14cm" svg:height="2.002cm" svg:x="14.077cm" svg:y="9.773cm">
          <draw:text-box>
            <text:p>Q1</text:p>
          </draw:text-box>
        </draw:frame>
        <draw:frame draw:style-name="gr9" draw:text-style-name="P5" draw:layer="layout" svg:width="2.14cm" svg:height="2.002cm" svg:x="8.133cm" svg:y="8.219cm">
          <draw:text-box>
            <text:p>C1</text:p>
          </draw:text-box>
        </draw:frame>
        <draw:frame draw:style-name="gr9" draw:text-style-name="P5" draw:layer="layout" svg:width="2.139cm" svg:height="2.002cm" svg:x="18.952cm" svg:y="9.773cm">
          <draw:text-box>
            <text:p>Q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5-22T21:52:01.425930479</dc:date>
    <meta:editing-duration>PT49M19S</meta:editing-duration>
    <meta:editing-cycles>11</meta:editing-cycles>
    <meta:generator>LibreOffice/6.4.6.2$Linux_X86_64 LibreOffice_project/40$Build-2</meta:generator>
    <meta:document-statistic meta:object-count="143"/>
  </office:meta>
</office:document-meta>
</file>